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eef4f" officeooo:paragraph-rsid="000eef4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eef4f" officeooo:paragraph-rsid="000eef4f" style:font-size-asian="11.3500003814697pt" style:font-weight-asian="bold" style:font-size-complex="13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3</text:p>
      <text:p text:style-name="P2"><text:span text:style-name="T1"/></text:p>
      <text:p text:style-name="P2"><text:span text:style-name="T1"/></text:p>
      <text:p text:style-name="P2"><text:span text:style-name="T1">Q1) Does ANSI recognize the data type DATE ?</text:span></text:p>
      <text:p text:style-name="P2"><text:span text:style-name="T2">Answer</text:span><text:span text:style-name="T1"> : The DATE data type is recognized by ANSI SQL, but it doesn’t dictate a specific</text:span></text:p>
      <text:p text:style-name="P2"><text:span text:style-name="T1"><text:s/>format for storing dates, leading to variations across different database system.</text:span></text:p>
      <text:p text:style-name="P2"><text:span text:style-name="T1"/></text:p>
      <text:p text:style-name="P2"><text:span text:style-name="T1"/></text:p>
      <text:p text:style-name="P2"><text:span text:style-name="T1">Q2) Which subdivision of SQL is used to insert values in table ?</text:span></text:p>
      <text:p text:style-name="P2"><text:span text:style-name="T1">Answer : Insert data</text:span></text:p>
      <text:p text:style-name="P2"><text:span text:style-name="T1">In SQL the DML (Data Manipulation Language) components have a command called an Insert command is used to insert the data into a tab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00:12:04.786786143</meta:creation-date>
    <dc:date>2024-03-12T00:23:39.916548579</dc:date>
    <meta:editing-duration>PT1M5S</meta:editing-duration>
    <meta:editing-cycles>1</meta:editing-cycles>
    <meta:document-statistic meta:table-count="0" meta:image-count="0" meta:object-count="0" meta:page-count="1" meta:paragraph-count="7" meta:word-count="80" meta:character-count="446" meta:non-whitespace-character-count="372"/>
    <meta:generator>LibreOffice/7.3.5.2$Linux_X86_64 LibreOffice_project/30$Build-2</meta:generator>
  </office:meta>
</office:document-meta>
</file>